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P1" style:family="paragraph">
      <style:paragraph-properties/>
    </style:style>
  </office:automatic-styles>
  <office:body>
    <office:text>
      <text:p text:style-name="P1">Why Sopra Steria Norway Is My Place To Work.</text:p>
      <text:p text:style-name="P1">It’s been 7 months, 6 days and 3 hours since I started my career as a DevOps Engineer @SopraSteria_no and it’s been a great and challenging time. I remember my first day. Even if I started on 1th of September 2015, my real first day was a couple of weeks before when I attended an interview at the Norwegian State Housing Bank getting my first assignment as a DevOps Engineer. We talked about Consul, Docker, Kubernetes, Ansible, Vault, Microservices, InfluxDB, Grafana, Swarm, ..., a great new world opened up to me. A place where I would live and where I would focus all my attention on, Container Management, Configuration Management and most important, people.</text:p>
      <text:p text:style-name="P1">As an IT Consultant at Sopra Steria I get challenged. I get involved in daily processes like supporting management, meet customers and holding sessions and workshops for experts and non-experts, and that's exactly what most IT Consultants need, want, and love and why some many great heads work here. At Sopra Steria everything goes hand in hand, everyone goes hand in hand–not literally spoken of course {;-) –but we support each other as best as we can. We're social. It doesn't mean that you get to know all of your colleagues. With about 1000 IT experts in Norway it's almost impossible to meet with everybody and learn from everybody, but Sopra Steria tries hard and succeeds soft through many great and fun social events and through internal meetings where everyone contributes to Sopra Steria’s success. </text:p>
      <text:p text:style-name="P1">Sopra Steria's leadership's top priority is its people and how to get the most out of them, challenge them and to make them–us–feel psychological safe. They succeed. It’s all about people and sharing. If you’re an IT student or if you’re already an IT expert in one or another domain or if you’re interested in development, operations, devops or things we can build for you or tell you more about, let me know:</text:p>
      <text:p text:style-name="P1">Sven Malvik - Lead Software Engineer at Sopra Steria Norway<text:line-break/>Mail: sven.malvik@soprasteria.com<text:line-break/>Phone: +47 948 225 79<text:line-break/>Web: http://oslo.devops.town or http://www.soprasteria.no</text:p>
    </office:text>
  </office:body>
</office:document-content>
</file>

<file path=styles.xml><?xml version="1.0" encoding="utf-8"?>
<office:document-styles xmlns:office="urn:oasis:names:tc:opendocument:xmlns:office:1.0" office:version="1.2"/>
</file>